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09664" officeooo:paragraph-rsid="00124f40"/>
    </style:style>
    <style:style style:name="P3" style:family="paragraph" style:parent-style-name="Standard">
      <style:paragraph-properties fo:text-align="start" style:justify-single-word="false"/>
      <style:text-properties officeooo:rsid="00109664" officeooo:paragraph-rsid="001a2317"/>
    </style:style>
    <style:style style:name="P4" style:family="paragraph" style:parent-style-name="Standard">
      <style:paragraph-properties fo:text-align="start" style:justify-single-word="false"/>
      <style:text-properties fo:font-weight="bold" officeooo:rsid="0010966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09664" officeooo:paragraph-rsid="0010966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09664" officeooo:paragraph-rsid="00124f4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24f40" officeooo:paragraph-rsid="00124f4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94524" officeooo:paragraph-rsid="001a231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24f40" officeooo:paragraph-rsid="00124f4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09664" officeooo:paragraph-rsid="001a2317"/>
    </style:style>
    <style:style style:name="P11" style:family="paragraph" style:parent-style-name="Standard">
      <style:paragraph-properties fo:text-align="start" style:justify-single-word="false"/>
      <style:text-properties officeooo:rsid="00109664" officeooo:paragraph-rsid="0026a11c"/>
    </style:style>
    <style:style style:name="P12" style:family="paragraph" style:parent-style-name="Standard">
      <style:paragraph-properties fo:text-align="start" style:justify-single-word="false"/>
      <style:text-properties officeooo:rsid="00109664" officeooo:paragraph-rsid="002923aa"/>
    </style:style>
    <style:style style:name="P13" style:family="paragraph" style:parent-style-name="Standard">
      <style:paragraph-properties fo:text-align="start" style:justify-single-word="false"/>
      <style:text-properties officeooo:rsid="0026a11c" officeooo:paragraph-rsid="0026a11c"/>
    </style:style>
    <style:style style:name="P14" style:family="paragraph" style:parent-style-name="Standard">
      <style:paragraph-properties fo:text-align="start" style:justify-single-word="false"/>
      <style:text-properties officeooo:rsid="00124f40" officeooo:paragraph-rsid="00124f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9664" style:font-weight-asian="bold" style:font-weight-complex="bold"/>
    </style:style>
    <style:style style:name="T3" style:family="text">
      <style:text-properties fo:font-weight="bold" officeooo:rsid="00124f40" style:font-weight-asian="bold" style:font-weight-complex="bold"/>
    </style:style>
    <style:style style:name="T4" style:family="text">
      <style:text-properties fo:font-weight="bold" officeooo:rsid="001c1fb4" style:font-weight-asian="bold" style:font-weight-complex="bold"/>
    </style:style>
    <style:style style:name="T5" style:family="text">
      <style:text-properties fo:font-weight="bold" officeooo:rsid="002612b4" style:font-weight-asian="bold" style:font-weight-complex="bold"/>
    </style:style>
    <style:style style:name="T6" style:family="text">
      <style:text-properties fo:font-weight="bold" officeooo:rsid="002923aa" style:font-weight-asian="bold" style:font-weight-complex="bold"/>
    </style:style>
    <style:style style:name="T7" style:family="text">
      <style:text-properties fo:font-weight="bold" officeooo:rsid="00363e29" style:font-weight-asian="bold" style:font-weight-complex="bold"/>
    </style:style>
    <style:style style:name="T8" style:family="text">
      <style:text-properties fo:font-weight="normal" officeooo:rsid="00124f40" style:font-weight-asian="normal" style:font-weight-complex="normal"/>
    </style:style>
    <style:style style:name="T9" style:family="text">
      <style:text-properties fo:font-weight="normal" officeooo:rsid="001654b0" style:font-weight-asian="normal" style:font-weight-complex="normal"/>
    </style:style>
    <style:style style:name="T10" style:family="text">
      <style:text-properties fo:font-weight="normal" officeooo:rsid="0017b524" style:font-weight-asian="normal" style:font-weight-complex="normal"/>
    </style:style>
    <style:style style:name="T11" style:family="text">
      <style:text-properties fo:font-weight="normal" officeooo:rsid="00194524" style:font-weight-asian="normal" style:font-weight-complex="normal"/>
    </style:style>
    <style:style style:name="T12" style:family="text">
      <style:text-properties fo:font-weight="normal" officeooo:rsid="001a2317" style:font-weight-asian="normal" style:font-weight-complex="normal"/>
    </style:style>
    <style:style style:name="T13" style:family="text">
      <style:text-properties fo:font-weight="normal" officeooo:rsid="001c1fb4" style:font-weight-asian="normal" style:font-weight-complex="normal"/>
    </style:style>
    <style:style style:name="T14" style:family="text">
      <style:text-properties fo:font-weight="normal" officeooo:rsid="001c67f2" style:font-weight-asian="normal" style:font-weight-complex="normal"/>
    </style:style>
    <style:style style:name="T15" style:family="text">
      <style:text-properties fo:font-weight="normal" officeooo:rsid="001edc7c" style:font-weight-asian="normal" style:font-weight-complex="normal"/>
    </style:style>
    <style:style style:name="T16" style:family="text">
      <style:text-properties fo:font-weight="normal" officeooo:rsid="002231aa" style:font-weight-asian="normal" style:font-weight-complex="normal"/>
    </style:style>
    <style:style style:name="T17" style:family="text">
      <style:text-properties fo:font-weight="normal" officeooo:rsid="00235825" style:font-weight-asian="normal" style:font-weight-complex="normal"/>
    </style:style>
    <style:style style:name="T18" style:family="text">
      <style:text-properties fo:font-weight="normal" officeooo:rsid="002612b4" style:font-weight-asian="normal" style:font-weight-complex="normal"/>
    </style:style>
    <style:style style:name="T19" style:family="text">
      <style:text-properties fo:font-weight="normal" officeooo:rsid="0026a11c" style:font-weight-asian="normal" style:font-weight-complex="normal"/>
    </style:style>
    <style:style style:name="T20" style:family="text">
      <style:text-properties fo:font-weight="normal" officeooo:rsid="00284d6f" style:font-weight-asian="normal" style:font-weight-complex="normal"/>
    </style:style>
    <style:style style:name="T21" style:family="text">
      <style:text-properties fo:font-weight="normal" officeooo:rsid="002923aa" style:font-weight-asian="normal" style:font-weight-complex="normal"/>
    </style:style>
    <style:style style:name="T22" style:family="text">
      <style:text-properties fo:font-weight="normal" officeooo:rsid="002b06fc" style:font-weight-asian="normal" style:font-weight-complex="normal"/>
    </style:style>
    <style:style style:name="T23" style:family="text">
      <style:text-properties fo:font-weight="normal" officeooo:rsid="002d2368" style:font-weight-asian="normal" style:font-weight-complex="normal"/>
    </style:style>
    <style:style style:name="T24" style:family="text">
      <style:text-properties fo:font-weight="normal" officeooo:rsid="002de609" style:font-weight-asian="normal" style:font-weight-complex="normal"/>
    </style:style>
    <style:style style:name="T25" style:family="text">
      <style:text-properties fo:font-weight="normal" officeooo:rsid="002fab6d" style:font-weight-asian="normal" style:font-weight-complex="normal"/>
    </style:style>
    <style:style style:name="T26" style:family="text">
      <style:text-properties fo:font-weight="normal" officeooo:rsid="0031194a" style:font-weight-asian="normal" style:font-weight-complex="normal"/>
    </style:style>
    <style:style style:name="T27" style:family="text">
      <style:text-properties fo:font-weight="normal" officeooo:rsid="0031865a" style:font-weight-asian="normal" style:font-weight-complex="normal"/>
    </style:style>
    <style:style style:name="T28" style:family="text">
      <style:text-properties fo:font-weight="normal" officeooo:rsid="0033546d" style:font-weight-asian="normal" style:font-weight-complex="normal"/>
    </style:style>
    <style:style style:name="T29" style:family="text">
      <style:text-properties fo:font-weight="normal" officeooo:rsid="00340bde" style:font-weight-asian="normal" style:font-weight-complex="normal"/>
    </style:style>
    <style:style style:name="T30" style:family="text">
      <style:text-properties fo:font-weight="normal" officeooo:rsid="00363e29" style:font-weight-asian="normal" style:font-weight-complex="normal"/>
    </style:style>
    <style:style style:name="T31" style:family="text">
      <style:text-properties fo:font-weight="normal" officeooo:rsid="0036d15d" style:font-weight-asian="normal" style:font-weight-complex="normal"/>
    </style:style>
    <style:style style:name="T32" style:family="text">
      <style:text-properties officeooo:rsid="002923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 <text:s text:c="10"/><text:span text:style-name="T2">2I013 – Rapport</text:span></text:p>
      <text:p text:style-name="P4"/>
      <text:p text:style-name="P1"><text:alphabetical-index-mark text:string-value="Introduction"/><text:alphabetical-index-mark text:string-value="Introduction"/></text:p>
      <text:p text:style-name="P4"/>
      <text:p text:style-name="P5">I. Introduction</text:p>
      <text:p text:style-name="P2"><text:span text:style-name="T3">II. Démarche utilisée </text:span><text:span text:style-name="T4">et </text:span><text:span text:style-name="T3">p</text:span><text:span text:style-name="T4">roblèmes rencontrés </text:span></text:p>
      <text:p text:style-name="P14"><text:span text:style-name="T1">I</text:span><text:span text:style-name="T5">II.</text:span><text:span text:style-name="T1"> </text:span><text:span text:style-name="T6">Présentation des stratégies</text:span></text:p>
      <text:p text:style-name="P7"><text:span text:style-name="T32">I</text:span>V. <text:span text:style-name="T32">Optimis</text:span>ation des stratégies</text:p>
      <text:p text:style-name="P7">V. Conclusion /Avis</text:p>
      <text:p text:style-name="P7"/>
      <text:p text:style-name="P6"/>
      <text:p text:style-name="P6"/>
      <text:p text:style-name="P7">(faire une table de matière avec les n° de pages et une page de garde)</text:p>
      <text:p text:style-name="P6"/>
      <text:p text:style-name="P6"/>
      <text:p text:style-name="P7">I. Introduction</text:p>
      <text:p text:style-name="P7"><text:tab/></text:p>
      <text:p text:style-name="P11"><text:span text:style-name="T9"><text:tab/></text:span><text:span text:style-name="T10">Ce projet s’intéresse à la programmation des stratégies pour l’automatisation des joueurs dans le jeu de <text:s/>« football » crée par M. Baskiotis (lien :</text:span></text:p>
      <text:p text:style-name="P11"><text:a xlink:type="simple" xlink:href="https://github.com/baskiotisn/SoccerSimulator-2017/tree/master/resultats" text:style-name="Internet_20_link" text:visited-style-name="Visited_20_Internet_20_Link"><text:span text:style-name="T10">https://github.com/baskiotisn/SoccerSimulator-2017/tree/master/resultats</text:span></text:a><text:span text:style-name="T10">). Dans ce jeu, les joueurs peuvent s’affronter dans plusieurs types de matchs : en 1 contre 1, en 2 contre 2 ou encore en 4 contre 4. </text:span><text:span text:style-name="T11">Les joueurs et la balle peuvent se déplacer partout sur un terrain de jeu dont la taille est fixée par deux constantes </text:span><text:span text:style-name="T16">et </text:span><text:span text:style-name="T18">constitué de </text:span><text:span text:style-name="T16">deux cages placés </text:span><text:span text:style-name="T17">aux bords verticaux</text:span><text:span text:style-name="T16">.</text:span><text:span text:style-name="T11"> Si la balle touche les bords du terrain, elle rebondit, par contre les joueurs ne rebondissent pas et perdent toute leurs vitesses. Les joueurs ne sont pas considérés comme des obstacles à la balle, celle-ci peut les croiser sans rebondir. Chaque match est joué en temps discret, donn</text:span><text:span text:style-name="T15">é</text:span><text:span text:style-name="T11"> aussi par une constante. </text:span><text:span text:style-name="T18">À</text:span><text:span text:style-name="T11"> chaque pas de temps le jeu actualise la position de chaque objet mobile sur le terrain et vérifie si un but a été marqué. Dans ce cas, les positions des joueurs et de la balle sont réinitialisés. </text:span><text:span text:style-name="T12">Le jeu se joue de manière autonome, chaque joueur choisissant une action </text:span><text:span text:style-name="T18">à</text:span><text:span text:style-name="T12"> chaque pas de temps en accord à la stratégie qu</text:span><text:span text:style-name="T18">i</text:span><text:span text:style-name="T12"> lui a été passée. </text:span></text:p>
      <text:p text:style-name="P8"/>
      <text:p text:style-name="P3"><text:span text:style-name="T11"><text:tab/>L’objectif </text:span><text:span text:style-name="T12">est d’implémenter </text:span><text:span text:style-name="T13">des stratégies permettant nos joueurs de gagner la plus grand</text:span><text:span text:style-name="T14">e</text:span><text:span text:style-name="T13"> quantité de matchs contre les stratégies adverses codés par les autres binômes.</text:span><text:span text:style-name="T11"> </text:span><text:span text:style-name="T8">Dans ce rapport, nous allons </text:span><text:span text:style-name="T13">donc </text:span><text:span text:style-name="T8">vous parler de la démarche que nous avons mise au point lors de la conception des stratégies </text:span><text:span text:style-name="T13">tout en abordant les problèmes que nous avons rencontrés. Dans un second temps, nous allons parler de</text:span><text:span text:style-name="T21">s stratégies que nous avons </text:span><text:span text:style-name="T28">écrites</text:span><text:span text:style-name="T21"> </text:span><text:span text:style-name="T28">et </text:span><text:span text:style-name="T13">notre implémentation de l’algorithme génétique pour l’optimisation de nos joueurs </text:span><text:span text:style-name="T28">et</text:span><text:span text:style-name="T13"> </text:span><text:span text:style-name="T16">notre tentative d’implémentation </text:span><text:span text:style-name="T13">des arbres </text:span><text:span text:style-name="T14">de décisio</text:span><text:span text:style-name="T28">n, p</text:span><text:span text:style-name="T18">uis conclure.</text:span></text:p>
      <text:p text:style-name="P3"><text:span text:style-name="T18"/></text:p>
      <text:p text:style-name="P3"><text:span text:style-name="T18"/></text:p>
      <text:p text:style-name="P11"><text:span text:style-name="T3">II. Démarche utilisée </text:span><text:span text:style-name="T4">et </text:span><text:span text:style-name="T3">p</text:span><text:span text:style-name="T4">roblèmes rencontrés</text:span></text:p>
      <text:p text:style-name="P11"><text:span text:style-name="T4"/></text:p>
      <text:p text:style-name="P11"><text:span text:style-name="T4"><text:tab/></text:span><text:span text:style-name="T30">Pour</text:span><text:span text:style-name="T7"> </text:span><text:span text:style-name="T30">construire des stratégies, plusieurs classes étaient à notre disposition, notamment SoccerAction et Vector2D. Vector2D contient deux coordonnées x ey y. Il existe également des fonctions pour calculer la norme d’un vecteur et son angle par rapport aux axes de coordonnés. Quant à SoccerAction, celui -ci est composé de deux Vector2D : un qui donne la direction du mouvement du joueur et un autre qui donne la direction du shoot. <text:tab/>Une stratégie doit retourner un SoccerAction à chaque pas de temps.</text:span></text:p>
      <text:p text:style-name="P12"><text:span text:style-name="T4"><text:tab/></text:span></text:p>
      <text:p text:style-name="P12"><text:span text:style-name="T4"><text:tab/></text:span><text:span text:style-name="T22">Au départ</text:span><text:span text:style-name="T19"> nous </text:span><text:span text:style-name="T22">n’avions aucune expérience sur la conception de stratégies, c’est pourquoi nous av</text:span><text:span text:style-name="T23">o</text:span><text:span text:style-name="T22">ns tout d’abord </text:span><text:span text:style-name="T21">essay</text:span><text:span text:style-name="T22">é</text:span><text:span text:style-name="T21"> de </text:span><text:span text:style-name="T19">cod</text:span><text:span text:style-name="T21">er</text:span><text:span text:style-name="T19"> </text:span><text:span text:style-name="T21">une</text:span><text:span text:style-name="T19"> petite stratégie telle qu’</text:span><text:span text:style-name="T21">un</text:span><text:span text:style-name="T19"> fonceur </text:span><text:span text:style-name="T22">en reprenant l’exemple vu en cours </text:span><text:span text:style-name="T19">qui court vers la balle et marque au but. </text:span><text:span text:style-name="T21">Notre intention était de l’utiliser </text:span><text:soft-page-break/><text:span text:style-name="T22">principalement </text:span><text:span text:style-name="T21">en </text:span><text:span text:style-name="T22">1 contre 1. Nous nous sommes rendu compte après quelques essais qu’</text:span><text:span text:style-name="T23">il serait intéressant de ne pas encombrer la stratégie avec des tests pour voir si le joueur </text:span><text:span text:style-name="T29">a</text:span><text:span text:style-name="T23"> la balle, etc. car </text:span><text:span text:style-name="T24">à</text:span><text:span text:style-name="T23"> chaque fois que nous vou</text:span><text:span text:style-name="T24">lions changer un paramètre ou les choix faits par la stratégie, il fallait changer tout le code. N</text:span><text:span text:style-name="T23">ous avons </text:span><text:span text:style-name="T24">ainsi </text:span><text:span text:style-name="T23">cr</text:span><text:span text:style-name="T24">ée</text:span><text:span text:style-name="T23"> </text:span><text:span text:style-name="T20">des fonctions qui </text:span><text:span text:style-name="T24">retournait les résultats</text:span><text:span text:style-name="T20"> </text:span><text:span text:style-name="T24">d</text:span><text:span text:style-name="T20">es t</text:span><text:span text:style-name="T24">e</text:span><text:span text:style-name="T20">sts fréquents qu’on utilisait, dans un fichier nommé </text:span><text:span text:style-name="T26">t</text:span><text:span text:style-name="T20">oolbox.py. </text:span></text:p>
      <text:p text:style-name="P12"><text:span text:style-name="T20"/></text:p>
      <text:p text:style-name="P12"><text:span text:style-name="T20"><text:tab/></text:span><text:span text:style-name="T25">Au fur et à mesure du projet, nous étions amen</text:span><text:span text:style-name="T29">é</text:span><text:span text:style-name="T25"> à développer de nombreuses stratégies, dès <text:s/>lors, afin de rendre le code plus lisible et à la portée de tous, nous avons mis au point trois fichiers </text:span><text:span text:style-name="T26">en plus de toolbox.py</text:span><text:span text:style-name="T25"> : action.py , comportement.py et strategie.py. Ainsi, si on obtenait un problème à l’exécution, on modifiait seulement la partie de la fonction concernée, plutôt que l’intégralité de celle-ci.</text:span></text:p>
      <text:p text:style-name="P12"><text:span text:style-name="T25"/></text:p>
      <text:p text:style-name="P12"><text:span text:style-name="T25"><text:tab/></text:span><text:span text:style-name="T29">N</text:span><text:span text:style-name="T27">ous avons décidé de </text:span><text:span text:style-name="T29">laisser toolbox.py avec toutes les fonctions retournant des booléens et aussi des Vector2D </text:span><text:span text:style-name="T30">ainsi que des listes de Vector2D. D’une part, action.py regroupe les fonctions qui retournent des SoccerAction. D’autre part, comportement.py utilise les fonctions venant de toolbox.py et de action.py </text:span><text:span text:style-name="T31">pour bien choisir le SoccerAction que la stratégie doit retourner. Nous avons choisis de séparer les comportements des stratégies afin d’être capable d’appeler plusieurs comportements dans une stratégie quelconque. À la fin, nous avons trouvé cela un peu redondant car nos stratégies appellent uniquement un comportement.</text:span></text:p>
      <text:p text:style-name="P11"><text:span text:style-name="T19"/></text:p>
      <text:p text:style-name="P3"><text:span text:style-name="T18"/></text:p>
      <text:p text:style-name="P13"><text:span text:style-name="T18"/></text:p>
      <text:p text:style-name="P3"><text:span text:style-name="T18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1:02:54.383860292</meta:creation-date>
    <dc:date>2018-04-09T18:47:18.055961881</dc:date>
    <meta:editing-duration>PT58M46S</meta:editing-duration>
    <meta:editing-cycles>14</meta:editing-cycles>
    <meta:generator>LibreOffice/5.2.7.2$Linux_X86_64 LibreOffice_project/20m0$Build-2</meta:generator>
    <meta:document-statistic meta:table-count="0" meta:image-count="0" meta:object-count="0" meta:page-count="2" meta:paragraph-count="19" meta:word-count="700" meta:character-count="4375" meta:non-whitespace-character-count="3661"/>
  </office:meta>
</office:document-meta>
</file>